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top="0cm" fo:margin-bottom="0cm" style:contextual-spacing="false" fo:line-height="200%" fo:text-indent="-1.27cm" style:auto-text-indent="false"/>
    </style:style>
    <style:style style:name="P2" style:family="paragraph" style:parent-style-name="Standard">
      <style:paragraph-properties fo:margin-left="0cm" fo:margin-right="0cm" fo:line-height="135%" fo:text-indent="0cm" style:auto-text-indent="false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normal" style:font-style-asian="normal"/>
    </style:style>
    <style:style style:name="T3" style:family="text">
      <style:text-properties fo:font-variant="small-caps"/>
    </style:style>
    <style:style style:name="T4" style:family="text">
      <style:text-properties fo:font-style="italic"/>
    </style:style>
    <style:style style:name="T5" style:family="text">
      <style:text-properties fo:font-variant="normal" fo:text-transform="none" fo:font-style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variant="normal" fo:text-transform="none" fo:font-style="italic"/>
    </style:style>
    <style:style style:name="T8" style:family="text">
      <style:text-properties style:text-position="33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text:is-list-header="true">American Psychological Association 7th</text:h>
      <text:p text:style-name="Text_20_body"/>
      <text:p text:style-name="P1">Bernard, C. (2015, avril 24). <text:span text:style-name="T1">Tilleul (</text:span><text:span text:style-name="T2">Tilia platyphyllos</text:span><text:span text:style-name="T1">) : Stress, problèmes cardiovasculaires, fièvres</text:span>. AltheaProvence. https://www.altheaprovence.com/tilleul-tilia-platyphyllos/</text:p>
      <text:p text:style-name="P1">Parinet, É. (2009). 4. Ressources photographiques et audiovisuelles pour l’histoire dans les bibliothèques. In V. Tesnière (Éd.), <text:span text:style-name="T1">Histoire en bibliothèque</text:span> (p. 159‑188). Éditions du Cercle de la Librairie. https://doi.org/10.3917/elec.tesn.2009.01.0159</text:p>
      <text:p text:style-name="P1">Pigott, D. (2012). Biological Flora of the British Isles : <text:span text:style-name="T1">Tilia platyphyllos</text:span>. <text:span text:style-name="T1">Journal of Ecology</text:span>, <text:span text:style-name="T1">108</text:span>(6), 2638‑2676. <text:a xlink:type="simple" xlink:href="https://doi.org/10.1111/1365-2745.13490" text:style-name="Internet_20_link" text:visited-style-name="Visited_20_Internet_20_Link">https://doi.org/10.1111/1365-2745.13490</text:a></text:p>
      <text:h text:style-name="Heading_20_1" text:outline-level="1" text:is-list-header="true">Presses universitaires de Rennes</text:h>
      <text:p text:style-name="P2"><text:span text:style-name="T3">Bernard</text:span> Christophe, <text:span text:style-name="T4">Tilleul (</text:span><text:span text:style-name="T5">Tilia platyphyllos</text:span><text:span text:style-name="T4">) : stress, problèmes cardiovasculaires, fièvres</text:span>, [<text:a xlink:type="simple" xlink:href="https://www.altheaprovence.com/tilleul-tilia-platyphyllos/" text:style-name="Internet_20_link" text:visited-style-name="Visited_20_Internet_20_Link"><text:span text:style-name="T6">https://www.altheaprovence.com/tilleul-tilia-platyphyllos/</text:span></text:a>].</text:p>
      <text:p text:style-name="P2"><text:span text:style-name="T3">Parinet</text:span> Élisabeth, « 4. Ressources photographiques et audiovisuelles pour l’histoire dans les bibliothèques », in Valérie <text:span text:style-name="T3">Tesnière</text:span> (dir.), <text:span text:style-name="T4">Histoire en bibliothèque</text:span>, Paris, Éditions du Cercle de la Librairie, coll. « Bibliothèques », 2009, p. 159‑188, [https//doi.org/<text:a xlink:type="simple" xlink:href="https://doi.org/10.3917/elec.tesn.2009.01.0159" text:style-name="Internet_20_link" text:visited-style-name="Visited_20_Internet_20_Link">10.3917/elec.tesn.2009.01.0159</text:a>].</text:p>
      <text:p text:style-name="P2"><text:span text:style-name="T3">Pigott</text:span> Donald, « <text:span text:style-name="T5">Biological Flora of the British Isles: </text:span><text:span text:style-name="T7">Tilia platyphyllos</text:span> », <text:span text:style-name="T4">Journal of Ecology</text:span>, n<text:span text:style-name="T8">o</text:span> 6, vol. 108, 2012, p. 2638‑2676, [https//doi.org/<text:a xlink:type="simple" xlink:href="https://doi.org/10.1111/1365-2745.13490" text:style-name="Internet_20_link" text:visited-style-name="Visited_20_Internet_20_Link">10.1111/1365-2745.13490</text:a>]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29T08:14:29.680838900</dc:date>
    <meta:editing-duration>PT1M37S</meta:editing-duration>
    <meta:editing-cycles>1</meta:editing-cycles>
    <meta:document-statistic meta:table-count="0" meta:image-count="0" meta:object-count="0" meta:page-count="1" meta:paragraph-count="8" meta:word-count="140" meta:character-count="1291" meta:non-whitespace-character-count="1159"/>
    <meta:generator>LibreOffice/25.8.3.2$Windows_X86_64 LibreOffice_project/8ca8d55c161d602844f5428fa4b58097424e324e</meta:generator>
  </office:meta>
</office:document-meta>
</file>